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1dbf2" officeooo:paragraph-rsid="0011dbf2"/>
    </style:style>
    <style:style style:name="P2" style:family="paragraph" style:parent-style-name="Standard">
      <style:text-properties fo:font-size="20pt" officeooo:rsid="0011dbf2" officeooo:paragraph-rsid="0011dbf2" style:font-size-asian="20pt" style:font-size-complex="20pt"/>
    </style:style>
    <style:style style:name="P3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4pt" style:font-size-asian="14pt" style:font-size-complex="14pt"/>
    </style:style>
    <style:style style:name="P4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ize="14pt" style:font-size-asian="14pt" style:font-size-complex="14pt"/>
    </style:style>
    <style:style style:name="P5" style:family="paragraph" style:parent-style-name="Standard">
      <style:text-properties fo:font-size="14pt" officeooo:rsid="0011dbf2" officeooo:paragraph-rsid="0011dbf2" style:font-size-asian="14pt" style:font-size-complex="14pt"/>
    </style:style>
    <style:style style:name="P6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4pt" style:font-size-asian="14pt" style:font-size-complex="14pt"/>
    </style:style>
    <style:style style:name="P7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4pt" officeooo:rsid="0011dbf2" style:font-size-asian="14pt" style:font-size-complex="14pt"/>
    </style:style>
    <style:style style:name="P8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4pt" officeooo:rsid="0011dbf2" officeooo:paragraph-rsid="0011dbf2" style:font-size-asian="14pt" style:font-size-complex="14pt"/>
    </style:style>
    <style:style style:name="P9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ize="14pt" style:font-size-asian="14pt" style:font-size-complex="14pt"/>
    </style:style>
    <style:style style:name="P10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ize="14pt" officeooo:rsid="0011dbf2" officeooo:paragraph-rsid="0011dbf2" style:font-size-asian="14pt" style:font-size-complex="14pt"/>
    </style:style>
    <style:style style:name="P11" style:family="paragraph" style:parent-style-name="Subtitle">
      <style:text-properties fo:color="#000000" loext:opacity="100%" style:font-name="Menlo-Regular" fo:font-size="14pt" officeooo:rsid="0011dbf2" officeooo:paragraph-rsid="0011dbf2" style:font-size-asian="14pt" style:font-size-complex="14pt"/>
    </style:style>
    <style:style style:name="P12" style:family="paragraph" style:parent-style-name="Subtitle">
      <style:paragraph-properties fo:break-before="page"/>
    </style:style>
    <style:style style:name="P13" style:family="paragraph" style:parent-style-name="Subtitle">
      <style:text-properties officeooo:rsid="00134b8b" officeooo:paragraph-rsid="00134b8b"/>
    </style:style>
    <style:style style:name="P14" style:family="paragraph" style:parent-style-name="Text_20_body">
      <style:text-properties officeooo:rsid="00134b8b" officeooo:paragraph-rsid="00134b8b"/>
    </style:style>
    <style:style style:name="P15" style:family="paragraph" style:parent-style-name="Text_20_body">
      <style:text-properties fo:font-size="14pt" officeooo:rsid="00134b8b" officeooo:paragraph-rsid="00134b8b" style:font-size-asian="14pt" style:font-size-complex="14pt"/>
    </style:style>
    <style:style style:name="T1" style:family="text">
      <style:text-properties officeooo:rsid="0011dbf2"/>
    </style:style>
    <style:style style:name="T2" style:family="text">
      <style:text-properties fo:color="#000000" loext:opacity="100%" style:font-name="Menlo-Regular"/>
    </style:style>
    <style:style style:name="T3" style:family="text">
      <style:text-properties fo:color="#000000" loext:opacity="100%" style:font-name="Menlo-Regular" officeooo:rsid="0011dbf2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odules</text:p>
      <text:p text:style-name="P14"><text:line-break/><text:span text:style-name="T6">Program Memory. <text:s/>Instructions are stored in program memory. <text:s/>The memory module <text:s/>defines the source of the program to be run, and loads it at synthesis or simulation time. <text:line-break/></text:span></text:p>
      <text:p text:style-name="P15">Stack: A stack is required for subroutines calls. <text:s/>On CALL, the next program memory address is pushed onto the stack. <text:s/>On return, the previous address is popped from the stack. <text:s/></text:p>
      <text:p text:style-name="P15"><text:line-break/>Parameters.vh <text:s/>There is a principle in software development DRY: Do Not Repeat Yourself. <text:s/>That way all of the different modules can use the same parameters. <text:s/>When the design is changed they only need to be updated in one place. <text:s/>This is particulaly important in team projects, so a parameter file was created. </text:p>
      <text:p text:style-name="P12"><text:span text:style-name="T1">Decentralized</text:span> <text:s/>Design.</text:p>
      <text:p text:style-name="P1"><text:s/></text:p>
      <text:p text:style-name="P5">An alternative decentralized design was also written. <text:s/>All of the opcodes were the same between the two designs. Most of the modules were <text:s/>also the same. <text:s text:c="2"/>In this approach, rather than a centralized controller, logic was devolved to the specific modules. <text:s text:c="2"/>Those modules received copies of the opCode, and were responsible for figuring out how to respond to it. <text:s/>They are described here. </text:p>
      <text:p text:style-name="P5"/>
      <text:p text:style-name="P5">Stack responded to RET, CALL and RST opcodes. <text:s/></text:p>
      <text:p text:style-name="P5"/>
      <text:p text:style-name="P5">Parser only parses the input instructions and does not operate on the input. </text:p>
      <text:p text:style-name="P5"/>
      <text:p text:style-name="P5">Program Counter responds to RET, CALL, JMP, IF0JUMP, IF1JUMP and RST q</text:p>
      <text:p text:style-name="P5"/>
      <text:p text:style-name="P5">This design also supports iteration by incrementing a register as the memory address. <text:s/>The instruction layout is presented below. <text:s/></text:p>
      <text:p text:style-name="P5"/>
      <text:p text:style-name="P5"><text:s/>It turns out that the final project did not need his functionality. </text:p>
      <text:p text:style-name="P2"/>
      <text:p text:style-name="P1"/>
      <text:p text:style-name="P1"/>
      <text:p text:style-name="P11">Milestones</text:p>
      <text:p text:style-name="Text_20_body"><text:line-break/> Mon Jan 1 10:15:21 2024 +0100</text:p>
      <text:p text:style-name="P4"><text:span text:style-name="T3">Integrated with Orszos PBLcpu. <text:s/>He did such a great job. <text:s/></text:span><text:span text:style-name="T2">We ha</text:span><text:span text:style-name="T3">d</text:span><text:span text:style-name="T2"> a nice demo.</text:span></text:p>
      <text:p text:style-name="P3"><text:s text:c="4"/>Set the bit memories, set the word memories, then iterate through them, the product shows up in the next clock cycle.</text:p>
      <text:p text:style-name="P3"><text:s text:c="4"/></text:p>
      <text:p text:style-name="P3"><text:s text:c="4"/>INITIALIZING BIT MEMORY</text:p>
      <text:p text:style-name="P3"><text:s text:c="4"/>ADDRESS DATA</text:p>
      <text:p text:style-name="P3"><text:s text:c="6"/>0 <text:s text:c="7"/>1</text:p>
      <text:p text:style-name="P3"><text:s text:c="6"/>1 <text:s text:c="7"/>1</text:p>
      <text:p text:style-name="P3"><text:s text:c="6"/>2 <text:s text:c="7"/>0</text:p>
      <text:p text:style-name="P3"><text:s text:c="6"/>3 <text:s text:c="7"/>1</text:p>
      <text:p text:style-name="P3"><text:s text:c="6"/>4 <text:s text:c="7"/>1</text:p>
      <text:p text:style-name="P3"><text:s text:c="6"/>5 <text:s text:c="7"/>0</text:p>
      <text:p text:style-name="P3"><text:s text:c="6"/>6 <text:s text:c="7"/>1</text:p>
      <text:p text:style-name="P3"><text:s text:c="6"/>7 <text:s text:c="7"/>1</text:p>
      <text:p text:style-name="P3"><text:s text:c="4"/>INITIALIZING WORD MEMORY</text:p>
      <text:p text:style-name="P3"><text:s text:c="4"/>ADDRESS DATA</text:p>
      <text:p text:style-name="P3"><text:s text:c="6"/>0 <text:s text:c="9"/>0</text:p>
      <text:p text:style-name="P4"><text:soft-page-break/><text:span text:style-name="T2"><text:s text:c="6"/>1 <text:s text:c="9"/>1</text:span></text:p>
      <text:p text:style-name="P3"><text:s text:c="6"/>2 <text:s text:c="9"/>2</text:p>
      <text:p text:style-name="P3"><text:s text:c="6"/>3 <text:s text:c="9"/>3</text:p>
      <text:p text:style-name="P3"><text:s text:c="6"/>4 <text:s text:c="9"/>4</text:p>
      <text:p text:style-name="P3"><text:s text:c="6"/>5 <text:s text:c="9"/>5</text:p>
      <text:p text:style-name="P3"><text:s text:c="6"/>6 <text:s text:c="9"/>6</text:p>
      <text:p text:style-name="P3"><text:s text:c="6"/>7 <text:s text:c="9"/>7</text:p>
      <text:p text:style-name="P3"><text:s text:c="4"/>BitA <text:s/>WordB Product</text:p>
      <text:p text:style-name="P3"><text:s text:c="4"/>1 <text:s text:c="6"/>0 <text:s text:c="3"/>x</text:p>
      <text:p text:style-name="P3"><text:s text:c="4"/>1 <text:s text:c="6"/>1 <text:s text:c="3"/>0</text:p>
      <text:p text:style-name="P3"><text:s text:c="4"/>0 <text:s text:c="6"/>2 <text:s text:c="3"/>1</text:p>
      <text:p text:style-name="P3"><text:s text:c="4"/>1 <text:s text:c="6"/>3 <text:s text:c="3"/>0</text:p>
      <text:p text:style-name="P3"><text:s text:c="4"/>1 <text:s text:c="6"/>4 <text:s text:c="3"/>3</text:p>
      <text:p text:style-name="P3"><text:s text:c="4"/>0 <text:s text:c="6"/>5 <text:s text:c="3"/>4</text:p>
      <text:p text:style-name="P3"><text:s text:c="4"/>1 <text:s text:c="6"/>6 <text:s text:c="3"/>0</text:p>
      <text:p text:style-name="P3"><text:s text:c="4"/>1 <text:s text:c="6"/>7 <text:s text:c="3"/>6</text:p>
      <text:p text:style-name="P4"/>
      <text:p text:style-name="P7">Mon Jan 22 09:39:01 2024 +0100</text:p>
      <text:p text:style-name="P8">Integrated with Lukasz’s work. <text:s/>His assembler is essential for this type of work. Here we have the text file, and the resulting assembler. </text:p>
      <text:p text:style-name="P3"/>
      <text:p text:style-name="P3">LD <text:s/>1 2 <text:s text:c="2"/>030 <text:s text:c="2"/>//Load a 1 into register 2 the accumulator</text:p>
      <text:p text:style-name="P3">LD <text:s/>1 3 <text:s text:c="2"/>030 <text:s text:c="2"/>//Load a 1 into register 3</text:p>
      <text:p text:style-name="P3">LD <text:s/>1 1 <text:s text:c="2"/>031 <text:s text:c="2"/>//Load a 1 into bitMemory addr 1 <text:s/></text:p>
      <text:p text:style-name="P3">LD <text:s/>1 1 <text:s text:c="2"/>032 <text:s text:c="2"/>//Load a 1 into wordMemory addr <text:s/>1</text:p>
      <text:p text:style-name="P3">MUL 1 1 2 120 <text:s text:c="2"/>//Multiply bit memory 4 by word memory 6 into reg 2 accumulator <text:s text:c="2"/></text:p>
      <text:p text:style-name="P3">LD <text:s/>2 2 <text:s text:c="2"/>030 <text:s text:c="2"/>//Load a 2 into register 2 the accumulator</text:p>
      <text:p text:style-name="P3">LD <text:s/>2 3 <text:s text:c="2"/>030 <text:s text:c="2"/>//Load a 2 into register 3</text:p>
      <text:p text:style-name="P3">LD <text:s/>1 1 <text:s text:c="2"/>031 <text:s text:c="2"/>//Load a 1 into bitMemory addr 1 <text:s/></text:p>
      <text:p text:style-name="P3">LD <text:s/>2 1 <text:s text:c="2"/>032 <text:s text:c="2"/>//Load a 2 into wordMemory addr <text:s/>1</text:p>
      <text:p text:style-name="P3">MUL 2 2 2 120 <text:s text:c="2"/>//Multiply bit memory 4 by word memory 6 into reg 2 accumulator <text:s text:c="2"/></text:p>
      <text:p text:style-name="P3">LD <text:s/>3 2 <text:s text:c="2"/>030 <text:s text:c="2"/>//Load a 3 into register 2 the accumulator</text:p>
      <text:p text:style-name="P3">LD <text:s/>3 3 <text:s text:c="2"/>030 <text:s text:c="2"/>//Load a 3 into register 3</text:p>
      <text:p text:style-name="P3">LD <text:s/>0 1 <text:s text:c="2"/>031 <text:s text:c="2"/>//Load a 1 into bitMemory addr 1 <text:s/></text:p>
      <text:p text:style-name="P3">LD <text:s/>3 1 <text:s text:c="2"/>032 <text:s text:c="2"/>//Load a 3 into wordMemory addr <text:s/>1</text:p>
      <text:p text:style-name="P3">MUL 3 3 2 120 <text:s text:c="2"/>//Multiply bit memory 4 by word memory 6 into reg 2 accumulator <text:s text:c="2"/></text:p>
      <text:p text:style-name="P4"/>
      <text:p text:style-name="P4"><text:soft-page-break/></text:p>
      <text:p text:style-name="P3">1F0001020C</text:p>
      <text:p text:style-name="P3">1F0001030C</text:p>
      <text:p text:style-name="P3">1F0001010D</text:p>
      <text:p text:style-name="P3">1F0001010E</text:p>
      <text:p text:style-name="P3">0901010218</text:p>
      <text:p text:style-name="P3">1F0002020C</text:p>
      <text:p text:style-name="P3">1F0002030C</text:p>
      <text:p text:style-name="P3">1F0001010D</text:p>
      <text:p text:style-name="P3">1F0002010E</text:p>
      <text:p text:style-name="P3">0902020218</text:p>
      <text:p text:style-name="P3">1F0003020C</text:p>
      <text:p text:style-name="P3">1F0003030C</text:p>
      <text:p text:style-name="P3">1F0000010D</text:p>
      <text:p text:style-name="P3">1F0003010E</text:p>
      <text:p text:style-name="P3">0903030218</text:p>
      <text:p text:style-name="P4"/>
      <text:p text:style-name="P8">The newest version of his assembler is even better. <text:s/>I may use it in the future. 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2:13:26.802291824</meta:creation-date>
    <dc:date>2024-01-29T14:09:48.868474688</dc:date>
    <meta:editing-duration>PT53M24S</meta:editing-duration>
    <meta:editing-cycles>3</meta:editing-cycles>
    <meta:generator>LibreOffice/7.4.7.2$MacOSX_AARCH64 LibreOffice_project/723314e595e8007d3cf785c16538505a1c878ca5</meta:generator>
    <meta:document-statistic meta:table-count="0" meta:image-count="0" meta:object-count="0" meta:page-count="4" meta:paragraph-count="79" meta:word-count="595" meta:character-count="3490" meta:non-whitespace-character-count="2489"/>
  </office:meta>
</office:document-meta>
</file>